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2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4336" calcext:value-type="float">
            <text:p>96.4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99808" calcext:value-type="float">
            <text:p>95.9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1688" calcext:value-type="float">
            <text:p>95.80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6888" calcext:value-type="float">
            <text:p>95.4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6408" calcext:value-type="float">
            <text:p>95.4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6512" calcext:value-type="float">
            <text:p>95.53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2776" calcext:value-type="float">
            <text:p>95.36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1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948" calcext:value-type="float">
            <text:p>94.8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9572" calcext:value-type="float">
            <text:p>95.2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1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61024" calcext:value-type="float">
            <text:p>95.0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332" calcext:value-type="float">
            <text:p>95.14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5472" calcext:value-type="float">
            <text:p>94.8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7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9592" calcext:value-type="float">
            <text:p>93.50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6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1552" calcext:value-type="float">
            <text:p>93.95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9464" calcext:value-type="float">
            <text:p>94.0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6144" calcext:value-type="float">
            <text:p>94.11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1176" calcext:value-type="float">
            <text:p>93.9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5936" calcext:value-type="float">
            <text:p>93.9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5768" calcext:value-type="float">
            <text:p>94.1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0056" calcext:value-type="float">
            <text:p>92.6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5256" calcext:value-type="float">
            <text:p>92.3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436" calcext:value-type="float">
            <text:p>92.0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4424" calcext:value-type="float">
            <text:p>91.7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8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8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9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184" calcext:value-type="float">
            <text:p>87.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492" calcext:value-type="float">
            <text:p>85.0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7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6728" calcext:value-type="float">
            <text:p>78.9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6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7664" calcext:value-type="float">
            <text:p>75.79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6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6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2184" calcext:value-type="float">
            <text:p>73.86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6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3816" calcext:value-type="float">
            <text:p>73.20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6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9944" calcext:value-type="float">
            <text:p>71.1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0824" calcext:value-type="float">
            <text:p>70.6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6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0301</text:p>
          </table:table-cell>
          <table:table-cell office:value-type="string" calcext:value-type="string">
            <text:p>1956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